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4f3" officeooo:paragraph-rsid="001bd4f3"/>
    </style:style>
    <style:style style:name="P2" style:family="paragraph" style:parent-style-name="Standard">
      <style:text-properties officeooo:rsid="001bdcd7" officeooo:paragraph-rsid="001bdcd7"/>
    </style:style>
    <style:style style:name="P3" style:family="paragraph" style:parent-style-name="Standard">
      <style:text-properties officeooo:rsid="001c6584" officeooo:paragraph-rsid="001c6584"/>
    </style:style>
    <style:style style:name="P4" style:family="paragraph" style:parent-style-name="Standard">
      <style:text-properties fo:font-size="16pt" officeooo:rsid="001cdac4" officeooo:paragraph-rsid="001cdac4" style:font-size-asian="16pt" style:font-size-complex="16pt"/>
    </style:style>
    <style:style style:name="T1" style:family="text">
      <style:text-properties officeooo:rsid="001c65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MULATOR EPIDEMII</text:p>
      <text:p text:style-name="P4"/>
      <text:p text:style-name="P2">Program składa się z 3 plik<text:span text:style-name="T1">ów. Odpalamy go za pomocą symulator.py importując ten moduł w konsoli. </text:span></text:p>
      <text:p text:style-name="P3">Otrzymujemy możliwość wyboru typu wykresu ( graf i wykres liniowy), wpisujemy bez spacji wybraną możliwość.</text:p>
      <text:p text:style-name="P3">W zależności od dokonanego wyboru:</text:p>
      <text:p text:style-name="P3">1. GRAF:</text:p>
      <text:p text:style-name="P3">- wpisujemy według wyświetlających się poleceń, biorąc pod uwagę to, że beta &gt; gamma, oraz obie muszą być wpisane w formie zmiennoprzecinkowej z przedziału od 0.0 – 1.0. Liczebność populacji i czas wpisane w postaci liczby całkowitej.</text:p>
      <text:p text:style-name="P3">- program tworzy pliki PNG, a kolejno z nich animację. Wszystkie pliki zostają zapisane w katalogu symulator_epidemii.</text:p>
      <text:p text:style-name="P3">2. WYKRES:</text:p>
      <text:p text:style-name="P3">- wpisujemy według wyświetlających się poleceń, biorąc pod uwagę to, że beta &gt; gamma, oraz obie muszą być wpisane w formie zmiennoprzecinkowej z przedziału od 0.0 – 1.0.</text:p>
      <text:p text:style-name="P3">Liczebność populacji &gt; ilości zainfekowanych oraz czas wpisane w postaci liczby całkowitej. </text:p>
      <text:p text:style-name="P1">- <text:span text:style-name="T1">po wpisaniu wszystkich danych program tworzy 1 plik PNG i zapisuje go w folderze symulator_epidemi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8:31:09.349341472</meta:creation-date>
    <dc:date>2016-05-22T21:02:31.572641544</dc:date>
    <meta:editing-duration>PT1H5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50" meta:character-count="990" meta:non-whitespace-character-count="847"/>
  </office:meta>
</office:document-meta>
</file>